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T2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3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4" style:parent-style-name="Absatz-Standardschriftart" style:family="text">
      <style:text-properties style:font-name-complex="Calibri" fo:font-size="14pt" style:font-size-asian="14pt" style:font-size-complex="14pt"/>
    </style:style>
    <style:style style:name="T5" style:parent-style-name="Absatz-Standardschriftart" style:family="text">
      <style:text-properties style:font-name-complex="Calibri" fo:font-size="14pt" style:font-size-asian="14pt" style:font-size-complex="14pt"/>
    </style:style>
    <style:style style:name="T6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7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8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9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10" style:parent-style-name="Absatz-Standardschriftart" style:family="text">
      <style:text-properties style:font-name-complex="Calibri" fo:font-size="14pt" style:font-size-asian="14pt" style:font-size-complex="14pt"/>
    </style:style>
    <style:style style:name="T11" style:parent-style-name="Absatz-Standardschriftart" style:family="text">
      <style:text-properties style:font-name-complex="Calibri" fo:font-size="14pt" style:font-size-asian="14pt" style:font-size-complex="14pt"/>
    </style:style>
    <style:style style:name="T12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13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14" style:parent-style-name="Absatz-Standardschriftart" style:family="text">
      <style:text-properties style:font-name-complex="Calibri" fo:font-size="14pt" style:font-size-asian="14pt" style:font-size-complex="14pt"/>
    </style:style>
    <style:style style:name="T15" style:parent-style-name="Absatz-Standardschriftart" style:family="text">
      <style:text-properties style:font-name-complex="Calibri" fo:font-size="14pt" style:font-size-asian="14pt" style:font-size-complex="14pt"/>
    </style:style>
    <style:style style:name="T16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P17" style:parent-style-name="Standard" style:family="paragraph">
      <style:text-properties style:font-name="Arial" style:font-name-complex="Arial" fo:font-size="14pt" style:font-size-asian="14pt" style:font-size-complex="14pt"/>
    </style:style>
    <style:style style:name="T18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19" style:parent-style-name="Absatz-Standardschriftart" style:family="text">
      <style:text-properties style:font-name-complex="Calibri" fo:font-size="14pt" style:font-size-asian="14pt" style:font-size-complex="14pt"/>
    </style:style>
    <style:style style:name="T20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21" style:parent-style-name="Absatz-Standardschriftart" style:family="text">
      <style:text-properties style:font-name-complex="Calibri" fo:font-size="14pt" style:font-size-asian="14pt" style:font-size-complex="14pt"/>
    </style:style>
    <style:style style:name="T22" style:parent-style-name="Absatz-Standardschriftart" style:family="text">
      <style:text-properties style:font-name-complex="Calibri" fo:font-size="14pt" style:font-size-asian="14pt" style:font-size-complex="14pt"/>
    </style:style>
    <style:style style:name="T23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24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25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P26" style:parent-style-name="Standard" style:family="paragraph">
      <style:text-properties style:font-name="Arial" style:font-name-complex="Arial" fo:font-size="14pt" style:font-size-asian="14pt" style:font-size-complex="14pt"/>
    </style:style>
    <style:style style:name="T27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28" style:parent-style-name="Absatz-Standardschriftart" style:family="text">
      <style:text-properties style:font-name-complex="Calibri" fo:font-size="14pt" style:font-size-asian="14pt" style:font-size-complex="14pt"/>
    </style:style>
    <style:style style:name="T29" style:parent-style-name="Absatz-Standardschriftart" style:family="text">
      <style:text-properties style:font-name-complex="Calibri" fo:font-size="14pt" style:font-size-asian="14pt" style:font-size-complex="14pt"/>
    </style:style>
    <style:style style:name="T30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31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32" style:parent-style-name="Absatz-Standardschriftart" style:family="text">
      <style:text-properties style:font-name-complex="Calibri" fo:font-size="14pt" style:font-size-asian="14pt" style:font-size-complex="14pt"/>
    </style:style>
    <style:style style:name="T33" style:parent-style-name="Absatz-Standardschriftart" style:family="text">
      <style:text-properties style:font-name-complex="Calibri" fo:font-size="14pt" style:font-size-asian="14pt" style:font-size-complex="14pt"/>
    </style:style>
    <style:style style:name="T34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35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36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37" style:parent-style-name="Absatz-Standardschriftart" style:family="text">
      <style:text-properties style:font-name-complex="Calibri" fo:font-size="14pt" style:font-size-asian="14pt" style:font-size-complex="14pt"/>
    </style:style>
    <style:style style:name="T38" style:parent-style-name="Absatz-Standardschriftart" style:family="text">
      <style:text-properties style:font-name-complex="Calibri" fo:font-size="14pt" style:font-size-asian="14pt" style:font-size-complex="14pt"/>
    </style:style>
    <style:style style:name="T39" style:parent-style-name="Absatz-Standardschriftart" style:family="text">
      <style:text-properties style:font-name="Arial" style:font-name-complex="Arial" fo:font-size="14pt" style:font-size-asian="14pt" style:font-size-complex="14pt"/>
    </style:style>
    <style:style style:name="T40" style:parent-style-name="Absatz-Standardschriftart" style:family="text"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Erzeuge Starter<text:line-break/>Starter erzeugt Controller<text:line-break/>Controller erzeugt View<text:line-break/>Controller erzeugt Spielleiter<text:line-break/><text:tab/>Spielleiter erzeugt Spielfeld<text:line-break/><text:tab/><text:tab/>Spielfeld erzeugt 4 Objekte Brett<text:line-break/><text:tab/><text:tab/><text:tab/>Brett initialisiert ein leeres zweidimensionales Array,<text:s/><text:line-break/><text:tab/><text:tab/><text:tab/>das Spielsteine als Datenobjekt speichert<text:line-break/>Der Spielleiter erzeugt Spieler bzw. Computer.<text:s/><text:line-break/>Falls<text:s/>Computer(gegner), so erzeugt dieser einen<text:s/>Baum(Spielstrategie) entsprechend der Schwierigkeit.</text:p>
      <text:p text:style-name="Standard"><text:span text:style-name="T2">Benutzer gibt Inputs für den Spielzug durch die Controllerklasse ein.</text:span><text:span text:style-name="T3"><text:line-break/>Controller ruft<text:s/></text:span><text:span text:style-name="T4">+getSpielzug(x:int, y:int, drehBrett int, richtung:boolean): Zug</text:span><text:span text:style-name="T5"><text:line-break/></text:span><text:span text:style-name="T6">der Klasse Spielleiter auf</text:span><text:span text:style-name="T7"><text:line-break/>In<text:s/></text:span><text:span text:style-name="T8">der<text:s/></text:span><text:span text:style-name="T9">Methode<text:s/></text:span><text:span text:style-name="T10">getSpielzug</text:span><text:span text:style-name="T11"><text:s/></text:span><text:span text:style-name="T12">wird ein Zug erstellt, der die eingegebenen Parameter beinhaltet und gespeichert. Dieser Zug wird anschließend zurückgegeben.</text:span><text:span text:style-name="T13"><text:line-break/>Der Controller speichert den Zug lokal, ruft die Methode<text:s/></text:span><text:span text:style-name="T14">spieleRunde</text:span><text:span text:style-name="T15"><text:s/></text:span><text:span text:style-name="T16">der Klasse Spieler auf und übergibt den Zug.</text:span></text:p>
      <text:p text:style-name="P17">Falls Computer:</text:p>
      <text:p text:style-name="Standard"><text:span text:style-name="T18">Der Controller ruft die Methode<text:s/></text:span><text:span text:style-name="T19">spieleRunde</text:span><text:span text:style-name="T20"><text:s/>bei der Klasse Computer auf. Diese ruft die Methode<text:s/></text:span><text:span text:style-name="T21">findeBestenSpielzug</text:span><text:span text:style-name="T22"><text:s/></text:span><text:span text:style-name="T23">der Klasse Baum auf.</text:span><text:span text:style-name="T24"><text:line-break/>Die Methode ermittelt den besten Spielzug entsprechend der eingestellten Schwierigkeit und gibt diesen zurück.</text:span><text:span text:style-name="T25"><text:line-break/>Der Computer speichert diesen Zug und spielt die Runde.</text:span></text:p>
      <text:p text:style-name="P26">Setzen der Spielsteine:</text:p>
      <text:p text:style-name="Standard"><text:span text:style-name="T27">Hier wird die Methode<text:s/></text:span><text:span text:style-name="T28">set(x: int, y: in</text:span><text:span text:style-name="T29">t, spielstein: Spielstein)<text:s/></text:span><text:span text:style-name="T30">der Klasse Spielfeld aufgerufen</text:span><text:span text:style-name="T31"><text:line-break/>Anschließend werden die übergebenen Koordinaten in das passende Viertel(Brett) eingeordnet und die Methode<text:s/></text:span><text:span text:style-name="T32">set</text:span><text:span text:style-name="T33">()<text:s/></text:span><text:span text:style-name="T34">des Brettobjekts aufgerufen</text:span><text:span text:style-name="T35"><text:line-break/>Der Spielstein wird nun an der entsprechenden x/y- Koordinate platziert, und gespeichert und eines der Spielbretter wird gedreht.</text:span></text:p>
      <text:p text:style-name="Standard"><text:span text:style-name="T36">Der Spielleiter ruft die Methode<text:s/></text:span><text:span text:style-name="T37">ermittleSieger()</text:span><text:span text:style-name="T38"><text:s/></text:span><text:span text:style-name="T39">der Klasse Spielfeld auf, um zu kontrollieren ob das Spiel schon beendet ist.<text:s/></text:span></text:p>
      <text:p text:style-name="Standard"><text:span text:style-name="T40">Anschließend wiederholt sich der Vorgang mit dem nächsten Spieler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Pentago Programmablauf</text:p>
      </style:header>
      <style:footer>
        <text:p text:style-name="Kopfzeile">Jonathan Funk<text:tab/>Max Dohr<text:tab/>Marius morit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than</meta:initial-creator>
    <dc:creator>Jonathan</dc:creator>
    <meta:creation-date>2019-02-14T23:00:00Z</meta:creation-date>
    <dc:date>2019-02-15T00:04:00Z</dc:date>
    <meta:template xlink:href="Normal" xlink:type="simple"/>
    <meta:editing-cycles>1</meta:editing-cycles>
    <meta:editing-duration>PT0S</meta:editing-duration>
    <meta:document-statistic meta:page-count="1" meta:paragraph-count="3" meta:word-count="242" meta:character-count="1770" meta:row-count="12" meta:non-whitespace-character-count="1531"/>
  </office:meta>
</office:document-meta>
</file>